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6100" officeooo:paragraph-rsid="000761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1T21:18:28.883488926</meta:creation-date>
    <dc:date>2022-08-31T21:18:47.354086115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4.7.2$Linux_X86_64 LibreOffice_project/40$Build-2</meta:generator>
  </office:meta>
</office:document-meta>
</file>